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</table:table-row>
        <table:table-row table:style-name="ro2">
          <table:table-cell office:value-type="string">
            <text:p>C22</text:p>
          </table:table-cell>
          <table:table-cell office:value-type="string">
            <text:p>1u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/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MOLEX_2X1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MOLEX_2X1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MOLEX_2X1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/>
        </table:table-row>
        <table:table-row table:style-name="ro2">
          <table:table-cell office:value-type="string">
            <text:p>U6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12CT</text:p>
          </table:table-cell>
          <table:table-cell office:value-type="string">
            <text:p>TO-220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/>
        </table:table-row>
        <table:table-row table:style-name="ro2" table:number-rows-repeated="104845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1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2:54:45</dc:date>
    <dc:creator>chris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362" meta:object-count="0"/>
  </office:meta>
</office:document-meta>
</file>